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aramond" svg:font-family="Garamond"/>
    <style:font-face style:name="Garamond Bold" svg:font-family="'Garamond Bold'"/>
    <style:font-face style:name="Helvetica" svg:font-family="Helvetica"/>
    <style:font-face style:name="OpenSymbol" svg:font-family="OpenSymbol"/>
    <style:font-face style:name="Tahoma1" svg:font-family="Tahoma"/>
    <style:font-face style:name="Garamond3" svg:font-family="Garamond" style:font-family-generic="roman" style:font-pitch="variable"/>
    <style:font-face style:name="Times New Roman" svg:font-family="'Times New Roman'" style:font-family-generic="roman" style:font-pitch="variable"/>
    <style:font-face style:name="Garamond2" svg:font-family="Garamond" style:font-family-generic="swiss" style:font-pitch="variable"/>
    <style:font-face style:name="Garamond1" svg:font-family="Garamond" style:font-adornments="Bold"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fo:text-align="start"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282cm"/>
          <style:tab-stop style:position="10.866cm"/>
          <style:tab-stop style:position="11.853cm"/>
        </style:tab-stops>
      </style:paragraph-properties>
      <style:text-properties style:font-name="Garamond3" fo:font-size="5pt" officeooo:paragraph-rsid="001de455" style:font-size-asian="5pt" style:font-size-complex="5pt"/>
    </style:style>
    <style:style style:name="P3" style:family="paragraph" style:parent-style-name="Standard" style:master-page-name="Converted22">
      <style:paragraph-properties fo:text-align="start" style:justify-single-word="false" style:page-number="auto">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282cm"/>
          <style:tab-stop style:position="10.866cm"/>
          <style:tab-stop style:position="11.853cm"/>
        </style:tab-stops>
      </style:paragraph-properties>
      <style:text-properties style:font-name="Garamond3" fo:font-size="10pt" officeooo:paragraph-rsid="001de455" style:font-size-asian="10pt" style:font-size-complex="10pt"/>
    </style:style>
    <style:style style:name="P4" style:family="paragraph" style:parent-style-name="Header">
      <style:paragraph-properties fo:margin-top="0cm" fo:margin-bottom="0cm" style:contextual-spacing="false"/>
      <style:text-properties fo:font-weight="bold" style:font-weight-asian="bold"/>
    </style:style>
    <style:style style:name="P5" style:family="paragraph" style:parent-style-name="Header">
      <style:paragraph-properties fo:margin-top="0cm" fo:margin-bottom="0cm" style:contextual-spacing="false"/>
      <style:text-properties fo:font-style="italic" fo:font-weight="bold" style:font-style-asian="italic" style:font-weight-asian="bold"/>
    </style:style>
    <style:style style:name="P6" style:family="paragraph" style:parent-style-name="Header">
      <style:paragraph-properties fo:margin-top="0cm" fo:margin-bottom="0cm" style:contextual-spacing="false" fo:text-align="end" style:justify-single-word="false"/>
      <style:text-properties fo:font-style="italic" fo:font-weight="bold" style:font-style-asian="italic" style:font-weight-asian="bold"/>
    </style:style>
    <style:style style:name="P7" style:family="paragraph" style:parent-style-name="Header">
      <style:paragraph-properties fo:margin-top="0cm" fo:margin-bottom="0cm" style:contextual-spacing="false" fo:text-align="end" style:justify-single-word="false"/>
    </style:style>
    <style:style style:name="T1" style:family="text">
      <style:text-properties fo:font-size="8.5pt" fo:font-weight="bold" style:font-size-asian="8.5pt" style:font-weight-asian="bold" style:font-size-complex="8.5pt" style:font-weight-complex="bold"/>
    </style:style>
    <style:style style:name="T2" style:family="text">
      <style:text-properties fo:color="#000000"/>
    </style:style>
    <style:style style:name="T3" style:family="text">
      <style:text-properties fo:color="#000000" style:font-name="Helvetica" fo:font-size="22pt" fo:font-weight="bold" style:font-size-asian="22pt" style:font-weight-asian="bold" style:font-size-complex="8.5pt" style:font-weight-complex="bold"/>
    </style:style>
    <style:style style:name="T4" style:family="text">
      <style:text-properties fo:color="#000000" style:font-name="Helvetica" fo:font-size="6pt" style:font-size-asian="6pt"/>
    </style:style>
    <style:style style:name="T5" style:family="text">
      <style:text-properties fo:color="#000000" style:font-name="Garamond" fo:font-size="8pt" style:font-size-asian="8pt"/>
    </style:style>
    <style:style style:name="T6" style:family="text">
      <style:text-properties fo:color="#000000" fo:font-size="6pt" style:font-size-asian="6pt"/>
    </style:style>
    <style:style style:name="T7" style:family="text">
      <style:text-properties fo:color="#000000" fo:font-size="8pt" style:font-size-asian="8pt"/>
    </style:style>
    <style:style style:name="T8" style:family="text">
      <style:text-properties fo:color="#000000" fo:font-weight="bold" style:font-weight-asian="bold" style:font-weight-complex="bold"/>
    </style:style>
    <style:style style:name="T9" style:family="text">
      <style:text-properties fo:color="#000000" fo:font-weight="bold" officeooo:rsid="001de455" style:font-weight-asian="bold" style:font-weight-complex="bold"/>
    </style:style>
    <style:style style:name="T10" style:family="text">
      <style:text-properties fo:color="#000000" officeooo:rsid="001de455"/>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form:form form:name="unnamed0" form:apply-filter="true" form:enctype="multipart/formdata" form:control-implementation="ooo:com.sun.star.form.component.Form" office:target-frame="" xlink:href="http://campaignwiki.org/wiki/MontagInZüri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OPEN GAME LICENSE Version 1.0a</text:span></text:p>
      <text:p text:style-name="P2"><text:span text:style-name="T2">The following text is the property of Wizards of the Coast, Inc. and is Copyright 2000 Wizards of the Coast, Inc ("Wizards"). All Rights Reserved. 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 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 3.Offer and Acceptance: By Using the Open Game Content You indicate Your acceptance of the terms of this License. 4. Grant and Consideration: In consideration for agreeing to use this License, the Contributors grant You a perpetual, worldwide, royalty-free, non-exclusive license with the exact terms of this License to Use, the Open Game Content. 5.Representation of Authority to Contribute: If You are contributing original material as Open Game Content, You represent that Your Contributions are Your original creation and/or You have sufficient rights to grant the rights conveyed by this License. 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 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 8. Identification: If you distribute Open Game Content You must clearly indicate which portions of the work that you are distributing are Open Game Content. 9. Updating the License: Wizards or its designated Agents may publish updated versions of this License. You may use any authorized version of this License to copy, modify and distribute any Open Game Content originally distributed under any version of this License. 10 Copy of this License: You MUST include a copy of this License with every copy of the Open Game Content You Distribute. 11. Use of Contributor Credits: You may not market or advertise the Open Game Content using the name of any Contributor unless You have written permission from the Contributor to do so. 12 Inability to Comply: If it is impossible for You to comply with any of the terms of this License with respect to some or all of the Open Game Content due to statute, judicial order, or governmental regulation then You may not Use any Open Game Material so affected. 13 Termination: This License will terminate automatically if You fail to comply with all terms herein and fail to cure such breach within 30 days of becoming aware of the breach. All sublicenses shall survive the termination of this License. 14 Reformation: If any provision of this License is held to be unenforceable, such provision shall be reformed only to the extent necessary to make it enforceable. 15 COPYRIGHT NOTICE Open Game License v 1.0 Copyright 2000, Wizards of the Coast, Inc. System Reference Document Copyright 2000, Wizards of the Coast, Inc.; Authors Jonathon Tweet, Monte Cook, Skip Williams, based on original material by E. Gary Gygax and Dave Arneson. 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Modern System Reference Document Copyright 2002-2004, Wizards of the Coast, Inc.; Authors Bill Slavicsek, Jeff Grubb, Rich Redman, Charles Ryan, Eric Cagle, David Noonan, Stan!, Christopher Perkins, Rodney Thompson, and JD Wiker, based on material by Jonathan Tweet, Monte Cook, Skip Williams, Richard Baker, Peter Adkison, Bruce R. Cordell, John Tynes, Andy Collins, and JD Wiker. Castles &amp; Crusades: Players Handbook, Copyright 2004, Troll Lord Games; Authors Davis Chenault and Mac Golden. Cave Cricket from the Tome of Horrors, copyright 2002, Necromancer Games, Inc.; Authors Scott Greene and Clark Peterson, based on original material by Gary Gygax. Crab, Monstrous from the Tome of Horrors, copyright 2002, Necromancer Games, Inc.; Author Scott Greene, based on original material by Gary Gygax. Fly, Giant from the Tome of Horrors, copyright 2002, Necromancer Games, Inc.; Author Scott Greene, based on original material by Gary Gygax.</text:span></text:p>
      <text:p text:style-name="P2"><text:span text:style-name="T2">Golem, Wood from the Tome of Horrors, copyright 2002, Necromancer Games, Inc.; Authors Scott Greene and Patrick Lawinger. Kamadan from the Tome of Horrors, copyright 2002, Necromancer Games, Inc.; Author Scott Greene, based on original material by Nick Louth. Rot Grub from the Tome of Horrors, Copyright 2002, Necromancer Games, Inc.; Authors Scott Greene and Clark Peterson, based on original material by Gary Gygax Labyrinth LordTM Copyright 2007-2009, Daniel Proctor. Author Daniel Proctor. Darwin's World Copyright 2002, RPGObjects; Authors Dominic Covey and Chris Davis. Mutant FutureTM Copyright 2008, Daniel Proctor and Ryan Denison. Authors Daniel Proctor and Ryan Denison. Aerial Servant from the Tome of Horrors, copyright 2002, Necromancer Games, Inc.; authors Scott Greene and Clark Peterson, based on original material by Gary Gygax. Axe Beak from the Tome of Horrors, copyright 2002, Necromancer Games, Inc.; author Scott Greene, based on original material by Gary Gygax. Beetle, Giant Boring from the Tome of Horrors, copyright 2002, Necromancer Games, Inc.; author Scott Greene, based on original material by Gary Gygax. Beetle, Giant Rhinoceros from the Tome of Horrors, copyright 2002, Necromancer Games, Inc.; author Scott Greene, based on original material by Gary Gygax. Brownie from the Tome of Horrors, copyright 2002, Necromancer Games, Inc.; author Scott Greene, based on original material by Gary Gygax. Crayfish, Monstrous from the Tome of Horrors, copyright 2002, Necromancer Games, Inc.; author Scott Greene, based on original material by Gary Gygax. Demon: Juiblex „The Faceless Lord” (Demon Lord) from the Tome of Horrors, copyright 2002, Necromancer Games, Inc.; author Scott Greene, based on original material by Gary Gygax. Demon: Orcus (Demon Prince of Undead) from the Tome of Horrors, copyright 2002, Necromancer Games, Inc.; authors Scott Greene and Clark Peterson, based on original material by Gary Gygax. Devil: Amon (Duke of Hell) from the Tome of Horrors, copyright 2002, Necromancer Games, Inc.; author Scott Greene, based on original material by Gary Gygax. Devil: Bael (Duke of Hell) from the Tome of Horrors, copyright 2002, Necromancer Games, Inc.; author Scott Greene, based on original material by Gary Gygax. Devil: Geryon (Arch-Devil) from the Tome of Horrors, copyright 2002, Necromancer Games, Inc.; author Scott Greene, based on original material by Gary Gygax. Ear Seeker from the Tome of Horrors, copyright 2002, Necromancer Games, Inc.; authors Scott Greene and Erica Balsley, based on original material by Gary Gygax. Eel, Electric from the Tome of Horrors, copyright 2002, Necromancer Games, Inc.; author Scott Greene. Eye of the Deep from the Tome of Horrors, copyright 2002, Necromancer Games, Inc.; author Scott Greene, based on original material by Gary Gygax. Floating Eye from the Tome of Horrors, copyright 2002, Necromancer Games, Inc.; author Scott Greene, based on original material by Gary Gygax. Frog, Monstrous from the Tome of Horrors, copyright 2002, Necromancer Games, Inc.; authors Scott Greene and Clark Peterson, based on original material by Gary Gygax. Frog, Monstrous Killer from the Tome of Horrors, copyright 2002, Necromancer Games, Inc.; authors Scott Greene and Clark Peterson, based on original material by Gary Gygax. Frog, Monstrous Poisonous from the Tome of Horrors, copyright 2002, Necromancer Games, Inc.; authors Scott Greene and Clark Peterson, based on original material by Gary Gygax. Gas Spore from the Tome of Horrors, copyright 2002, Necromancer Games, Inc.; authors Scott Greene and Clark Peterson, based on original material by Gary Gygax. Gorbel from the Tome of Horrors, copyright 2002, Necromancer Games, Inc.; author Scott Greene, based on original material by Andrew Key. Groaning Spirit from the Tome of Horrors, copyright 2002, Necromancer Games, Inc.; authors Scott Greene and Clark Peterson, based on original material by Gary Gygax. Hippocampus from the Tome of Horrors, copyright 2002, Necromancer Games, Inc.; authors Scott Greene and Erica Balsey, based on original material by Gary Gygax. Jackalwere from the Tome of Horrors, copyright 2002, Necromancer Games, Inc.; author Scott Greene based, on original material by Gary Gygax. Leprechaun from the Tome of Horrors, copyright 2002, Necromancer Games, Inc.; author Scott Greene based on original material by Gary Gygax. Lurker Above from the Tome of Horrors, copyright 2002, Necromancer Games, Inc.; author Scott Greene, based on original material by Gary Gygax. Piercer from the Tome of Horrors, copyright 2002, Necromancer Games, Inc.; authors Scott Greene and Clark Peterson, based on original material by Gary Gygax. Slithering Tracker from the Tome of Horrors, copyright 2002, Necromancer Games, Inc.; author Scott Greene, based on original material by Gary Gygax, Slug, Giant from the Tome of Horrors, copyright 2002, Necromancer Games, Inc.; author Scott Greene, based on original material by Gary Gygax. Strangle Weed from the Tome of Horrors, copyright 2002, Necromancer Games, Inc.; author Scott Greene, based on original material by Gary Gygax. Tick, Giant from the Tome of Horrors, copyright 2002, Necromancer Games, Inc.; author Scott Greene, based on original material by Gary Gygax. Trapper from the Tome of Horrors, copyright 2002, Necromancer Games, Inc.; author Scott Greene, based on original material by Gary Gygax, Turtle, Giant Snapping from the Tome of Horrors, copyright 2002, Necromancer Games, Inc.; author Scott Green, based on original material by Gary Gygax. Wind Walker from the Tome of Horrors, copyright 2002, Necromancer Games, Inc.; author Scott Greene, based on original material by Gary Gygax, Yeti from the Tome of Horrors, copyright 2002, Necromancer Games, Inc.; author Scott Green, based on original material by Gary Gygax. </text:span><text:span text:style-name="T8">Advanced Edition Companion</text:span><text:span text:style-name="T2">, Copyright 2009-2010, Daniel Proctor. Author Daniel Proctor. </text:span><text:span text:style-name="T9">Theorems &amp; Thaumaturgy</text:span><text:span text:style-name="T10">, Copyright 2012, Gavin Norman. Author Gavin Norman. </text:span><text:span text:style-name="T9">Sepulchre of the Clone</text:span><text:span text:style-name="T10">, Copyright 2013, Alex Schroeder. Author Alex Schroeder. </text:span><text:span text:style-name="T2">END OF LICENSE</text:span></text:p>
      <text:p text:style-name="P2"><text:span text:style-name="T2">For purposes of this license, everything is Open Game Content. In addition to that, everything but the Labyrinth Lord monster stat blocks </text:span><text:span text:style-name="T10">and the Theorems &amp; Thaumaturgy spell names is </text:span><text:span text:style-name="T2">dedicated to the Public Domain. Do with it what you want. This includes the little doodles. Make it better! If your jurisdiction doesn’t recognize a Public Domain, use the Creative Commons Attribution-ShareAlike license. The font used for the adventure itself is Gentium Plus. This license uses Apple’s Garamond. The adventure was made with Inkscape. The license page was made with Libre Office, on a very old Mac Min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aramond" svg:font-family="Garamond"/>
    <style:font-face style:name="Garamond Bold" svg:font-family="'Garamond Bold'"/>
    <style:font-face style:name="Helvetica" svg:font-family="Helvetica"/>
    <style:font-face style:name="OpenSymbol" svg:font-family="OpenSymbol"/>
    <style:font-face style:name="Tahoma1" svg:font-family="Tahoma"/>
    <style:font-face style:name="Garamond3" svg:font-family="Garamond" style:font-family-generic="roman" style:font-pitch="variable"/>
    <style:font-face style:name="Times New Roman" svg:font-family="'Times New Roman'" style:font-family-generic="roman" style:font-pitch="variable"/>
    <style:font-face style:name="Garamond2" svg:font-family="Garamond" style:font-family-generic="swiss" style:font-pitch="variable"/>
    <style:font-face style:name="Garamond1" svg:font-family="Garamond" style:font-adornments="Bold"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aramond" fo:font-size="12pt" fo:language="zxx" fo:country="none" style:letter-kerning="true" style:font-name-asian="Arial"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aramond" fo:font-size="12pt" fo:language="zxx" fo:country="none"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Garamond Bold" fo:font-family="'Garamond Bold'" fo:font-size="16pt" style:font-name-asian="Arial" style:font-family-asian="Arial"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text-align="justify" style:justify-single-word="false"/>
      <style:text-properties style:font-size-asian="10.5pt"/>
    </style:style>
    <style:style style:name="List" style:family="paragraph" style:parent-style-name="Text_20_body" style:class="list">
      <style:text-properties style:font-name="Garamond" fo:font-family="Garamond" style:font-size-asian="12pt"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style:font-name="Garamond" fo:font-family="Garamond"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aramond" fo:font-family="Garamond" style:font-size-asian="12pt" style:font-name-complex="Tahoma1" style:font-family-complex="Tahoma"/>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style:font-family-asian="Arial"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next-style-name="Text_20_body" style:default-outline-level="2" style:list-style-name="" style:class="text">
      <style:text-properties style:font-name="Garamond2" fo:font-family="Garamond" style:font-family-generic="swiss" style:font-pitch="variable" fo:font-size="18pt" fo:language="de" fo:country="CH" fo:font-weight="bold" style:font-name-asian="Arial" style:font-family-asian="Arial"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Garamond1" fo:font-family="Garamond" style:font-style-name="Bold" style:font-family-generic="swiss" style:font-pitch="variable" fo:font-size="14pt" fo:font-weight="bold" style:font-name-asian="Arial" style:font-family-asian="Arial"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cense" style:family="paragraph" style:parent-style-name="Text_20_body" style:master-page-name="">
      <style:paragraph-properties fo:margin-top="0cm" fo:margin-bottom="0cm" style:contextual-spacing="false" style:page-number="auto" fo:background-color="transparent" style:shadow="none">
        <style:tab-stops/>
        <style:background-image/>
      </style:paragraph-properties>
      <style:text-properties style:font-name="Garamond2" fo:font-family="Garamond" style:font-family-generic="swiss" style:font-pitch="variable" fo:font-size="8pt" style:font-size-asian="8pt" style:font-size-complex="8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56" style:family="table">
      <style:table-properties style:width="18.925cm" fo:margin-left="-0.191cm" fo:margin-top="0cm" fo:margin-bottom="0cm" table:align="left" style:writing-mode="lr-tb"/>
    </style:style>
    <style:style style:name="Table256.A" style:family="table-column">
      <style:table-column-properties style:column-width="9.462cm"/>
    </style:style>
    <style:style style:name="Table256.1" style:family="table-row">
      <style:table-row-properties fo:keep-together="auto"/>
    </style:style>
    <style:style style:name="Table256.A1" style:family="table-cell">
      <style:table-cell-properties fo:padding-left="0.191cm" fo:padding-right="0.191cm" fo:padding-top="0cm" fo:padding-bottom="0cm" fo:border="none"/>
    </style:style>
    <style:style style:name="Table255" style:family="table">
      <style:table-properties style:width="18.925cm" fo:margin-left="-0.191cm" fo:margin-top="0cm" fo:margin-bottom="0cm" table:align="left" style:writing-mode="lr-tb"/>
    </style:style>
    <style:style style:name="Table255.A" style:family="table-column">
      <style:table-column-properties style:column-width="9.462cm"/>
    </style:style>
    <style:style style:name="Table255.1" style:family="table-row">
      <style:table-row-properties fo:keep-together="auto"/>
    </style:style>
    <style:style style:name="Table255.A1" style:family="table-cell">
      <style:table-cell-properties fo:padding-left="0.191cm" fo:padding-right="0.191cm" fo:padding-top="0cm" fo:padding-bottom="0cm" fo:border="none"/>
    </style:style>
    <style:style style:name="MP1" style:family="paragraph" style:parent-style-name="Header">
      <style:paragraph-properties fo:margin-top="0cm" fo:margin-bottom="0cm" style:contextual-spacing="false"/>
      <style:text-properties fo:font-weight="bold" style:font-weight-asian="bold"/>
    </style:style>
    <style:style style:name="MP2" style:family="paragraph" style:parent-style-name="Header">
      <style:paragraph-properties fo:margin-top="0cm" fo:margin-bottom="0cm" style:contextual-spacing="false" fo:text-align="end" style:justify-single-word="false"/>
      <style:text-properties fo:font-style="italic" fo:font-weight="bold" style:font-style-asian="italic" style:font-weight-asian="bold"/>
    </style:style>
    <style:style style:name="MP3" style:family="paragraph" style:parent-style-name="Header">
      <style:paragraph-properties fo:margin-top="0cm" fo:margin-bottom="0cm" style:contextual-spacing="false"/>
      <style:text-properties fo:font-style="italic" fo:font-weight="bold" style:font-style-asian="italic" style:font-weight-asian="bold"/>
    </style:style>
    <style:style style:name="MP4" style:family="paragraph" style:parent-style-name="Header">
      <style:paragraph-properties fo:margin-top="0cm" fo:margin-bottom="0cm" style:contextual-spacing="false"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27cm" fo:margin-bottom="1.27cm" fo:margin-left="1.27cm" fo:margin-right="1.27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2" style:page-layout-name="Mpm2">
      <style:header>
        <table:table table:name="Table256" table:style-name="Table256">
          <table:table-column table:style-name="Table256.A" table:number-columns-repeated="2"/>
          <table:table-row table:style-name="Table256.1">
            <table:table-cell table:style-name="Table256.A1" office:value-type="string">
              <text:p text:style-name="MP1"/>
            </table:table-cell>
            <table:table-cell table:style-name="Table256.A1" office:value-type="string">
              <text:p text:style-name="MP2"/>
            </table:table-cell>
          </table:table-row>
        </table:table>
        <text:p text:style-name="Header"/>
      </style:header>
      <style:header-left style:display="false">
        <table:table table:name="Table255" table:style-name="Table255">
          <table:table-column table:style-name="Table255.A" table:number-columns-repeated="2"/>
          <table:table-row table:style-name="Table255.1">
            <table:table-cell table:style-name="Table255.A1" office:value-type="string">
              <text:p text:style-name="MP3"/>
            </table:table-cell>
            <table:table-cell table:style-name="Table255.A1" office:value-type="string">
              <text:p text:style-name="MP4"/>
            </table:table-cell>
          </table:table-row>
        </table:table>
        <text:p text:style-name="Header"/>
      </style:header-left>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Schroeder</meta:initial-creator>
    <meta:creation-date>2011-02-08T00:24:05</meta:creation-date>
    <dc:date>2013-12-22T22:59:13.710716000</dc:date>
    <meta:editing-duration>PT3H5M8S</meta:editing-duration>
    <meta:editing-cycles>21</meta:editing-cycles>
    <meta:generator>LibreOffice/4.1.3.2$MacOSX_x86 LibreOffice_project/70feb7d99726f064edab4605a8ab840c50ec57a</meta:generator>
    <meta:document-statistic meta:table-count="2" meta:image-count="0" meta:object-count="0" meta:page-count="1" meta:paragraph-count="4" meta:word-count="2181" meta:character-count="14262" meta:non-whitespace-character-count="12085"/>
  </office:meta>
</office:document-meta>
</file>